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102cm" svg:stroke-color="#000000" draw:fill="none" draw:fill-color="#ffffff" fo:min-height="0.635cm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draw:marker-start-width="0.124cm" draw:marker-end-width="0.124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175cm" svg:height="1.905cm" svg:x="14.335cm" svg:y="12.43cm"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175cm" svg:height="1.905cm" svg:x="12.43cm" svg:y="16.875cm">
          <text:p text:style-name="P1">Protoco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1.905cm" svg:x="16.24cm" svg:y="20.05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175cm" svg:height="1.905cm" svg:x="12.43cm" svg:y="20.05cm">
          <text:p text:style-name="P1">TCP/IP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5cm" svg:height="1.905cm" svg:x="8.62cm" svg:y="20.05cm">
          <text:p text:style-name="P1">VIS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175cm" svg:height="1.905cm" svg:x="3.78cm" svg:y="7.35cm">
          <text:p text:style-name="P1">Data</text:p>
          <text:p text:style-name="P1">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3.175cm" svg:height="1.905cm" svg:x="3.78cm" svg:y="2.905cm">
          <text:p text:style-name="P1">HD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175cm" svg:height="1.905cm" svg:x="2.27cm" svg:y="11.46cm">
          <text:p text:style-name="P1">Device</text:p>
          <text:p text:style-name="P1">Fac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3.175cm" svg:height="1.905cm" svg:x="2.27cm" svg:y="14.335cm">
          <text:p text:style-name="P1">Config</text:p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5.715cm" svg:height="2.54cm" svg:x="7.35cm" svg:y="11.125cm">
          <text:p text:style-name="P1">Device Manag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54cm" svg:height="1.064cm" svg:x="14.335cm" svg:y="10.096cm">
          <draw:text-box>
            <text:p>0...n</text:p>
          </draw:text-box>
        </draw:frame>
        <draw:custom-shape draw:style-name="gr1" draw:text-style-name="P1" xml:id="id13" draw:id="id13" draw:layer="layout" svg:width="3.71cm" svg:height="1.905cm" svg:x="10.525cm" svg:y="4.175cm">
          <text:p text:style-name="P1">Execut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3.175cm" svg:height="1.905cm" svg:x="16.875cm" svg:y="7.35cm">
          <text:p text:style-name="P1">En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5.08cm" svg:height="1.905cm" svg:x="9.89cm" svg:y="7.35cm">
          <text:p text:style-name="P1">Rou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017cm" svg:y1="18.78cm" svg:x2="14.017cm" svg:y2="20.05cm" draw:start-shape="id1" draw:start-glue-point="2" draw:end-shape="id2" draw:end-glue-point="0" svg:d="m14017 18780v1270">
          <text:p/>
        </draw:connector>
        <draw:connector draw:style-name="gr3" draw:text-style-name="P1" draw:layer="layout" draw:type="line" svg:x1="14.017cm" svg:y1="18.78cm" svg:x2="17.827cm" svg:y2="20.05cm" draw:start-shape="id1" draw:start-glue-point="2" draw:end-shape="id3" draw:end-glue-point="0" svg:d="m14017 18780 3810 1270">
          <text:p/>
        </draw:connector>
        <draw:connector draw:style-name="gr3" draw:text-style-name="P1" draw:layer="layout" draw:type="line" svg:x1="14.017cm" svg:y1="18.78cm" svg:x2="10.207cm" svg:y2="20.05cm" draw:start-shape="id1" draw:start-glue-point="2" draw:end-shape="id4" draw:end-glue-point="0" svg:d="m14017 18780-3810 1270">
          <text:p/>
        </draw:connector>
        <draw:connector draw:style-name="gr3" draw:text-style-name="P1" draw:layer="layout" draw:type="line" svg:x1="15.922cm" svg:y1="14.335cm" svg:x2="14.017cm" svg:y2="16.875cm" draw:start-shape="id5" draw:start-glue-point="2" draw:end-shape="id1" draw:end-glue-point="0" svg:d="m15922 14335-1905 2540">
          <text:p/>
        </draw:connector>
        <draw:connector draw:style-name="gr3" draw:text-style-name="P1" draw:layer="layout" draw:type="line" svg:x1="5.367cm" svg:y1="7.35cm" svg:x2="5.367cm" svg:y2="4.81cm" draw:start-shape="id6" draw:start-glue-point="0" draw:end-shape="id7" svg:d="m5367 7350v-2540">
          <text:p/>
        </draw:connector>
        <draw:connector draw:style-name="gr3" draw:text-style-name="P1" draw:layer="layout" draw:type="line" svg:x1="5.445cm" svg:y1="12.412cm" svg:x2="7.35cm" svg:y2="12.395cm" draw:start-shape="id8" draw:start-glue-point="1" draw:end-shape="id9" draw:end-glue-point="3" svg:d="m5445 12412 1905-17">
          <text:p/>
        </draw:connector>
        <draw:connector draw:style-name="gr3" draw:text-style-name="P1" draw:layer="layout" draw:type="line" svg:x1="3.857cm" svg:y1="13.365cm" svg:x2="3.857cm" svg:y2="14.335cm" draw:start-shape="id8" draw:start-glue-point="2" draw:end-shape="id10" draw:end-glue-point="0" svg:d="m3857 13365v970">
          <text:p/>
        </draw:connector>
        <draw:connector draw:style-name="gr3" draw:text-style-name="P1" draw:layer="layout" draw:type="line" svg:x1="14.97cm" svg:y1="8.302cm" svg:x2="16.875cm" svg:y2="8.302cm" draw:start-shape="id11" draw:start-glue-point="1" draw:end-shape="id12" draw:end-glue-point="3" svg:d="m14970 8302h1905">
          <text:p/>
        </draw:connector>
        <draw:connector draw:style-name="gr3" draw:text-style-name="P1" draw:layer="layout" draw:type="line" svg:x1="12.43cm" svg:y1="7.35cm" svg:x2="12.38cm" svg:y2="6.08cm" draw:start-shape="id11" draw:start-glue-point="0" draw:end-shape="id13" draw:end-glue-point="2" svg:d="m12430 7350-50-1270">
          <text:p/>
        </draw:connector>
        <draw:connector draw:style-name="gr3" draw:text-style-name="P1" draw:layer="layout" draw:type="line" svg:x1="12.38cm" svg:y1="4.175cm" svg:x2="11.477cm" svg:y2="2.905cm" draw:start-shape="id13" draw:start-glue-point="0" draw:end-shape="id14" draw:end-glue-point="2" svg:d="m12380 4175-903-1270">
          <text:p/>
        </draw:connector>
        <draw:line draw:style-name="gr3" draw:text-style-name="P1" draw:layer="layout" svg:x1="11.16cm" svg:y1="11.16cm" svg:x2="11.16cm" svg:y2="9.255cm">
          <text:p/>
        </draw:line>
        <draw:custom-shape draw:style-name="gr1" draw:text-style-name="P1" xml:id="id14" draw:id="id14" draw:layer="layout" svg:width="3.175cm" svg:height="1.905cm" svg:x="9.89cm" svg:y="1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6.955cm" svg:y1="8.302cm" svg:x2="9.89cm" svg:y2="8.302cm" draw:start-shape="id6" draw:start-glue-point="1" draw:end-shape="id11" draw:end-glue-point="3" svg:d="m6955 8302h2935">
          <text:p/>
        </draw:connector>
        <draw:connector draw:style-name="gr4" draw:text-style-name="P1" draw:layer="layout" draw:type="line" svg:x1="15.922cm" svg:y1="12.43cm" svg:x2="12.43cm" svg:y2="9.255cm" draw:start-shape="id5" draw:start-glue-point="0" draw:end-shape="id11" draw:end-glue-point="2" svg:d="m15922 12430-3492-3175">
          <text:p/>
        </draw:connector>
        <draw:custom-shape draw:style-name="gr1" draw:text-style-name="P1" xml:id="id15" draw:id="id15" draw:layer="layout" svg:width="3.175cm" svg:height="1.905cm" svg:x="15.605cm" svg:y="4.175cm">
          <text:p text:style-name="P1">Pars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4.235cm" svg:y1="5.127cm" svg:x2="15.605cm" svg:y2="5.127cm" draw:start-shape="id13" draw:start-glue-point="1" draw:end-shape="id15" draw:end-glue-point="3" svg:d="m14235 5127h13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ffrey Brown</meta:initial-creator>
    <meta:creation-date>2011-09-07T21:21:28</meta:creation-date>
    <dc:date>2011-09-14T02:08:58</dc:date>
    <dc:creator>Jeffrey Brown</dc:creator>
    <meta:editing-duration>PT36M55S</meta:editing-duration>
    <meta:editing-cycles>8</meta:editing-cycles>
    <meta:generator>LibreOffice/3.3$Unix LibreOffice_project/330m19$Build-301</meta:generator>
    <meta:document-statistic meta:object-count="30"/>
  </office:meta>
</office:document-meta>
</file>